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MSFontService', 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3.5in" table:align="margins" style:writing-mode="lr-tb"/>
    </style:style>
    <style:style style:name="Table1.A" style:family="table-column">
      <style:table-column-properties style:column-width="1.75in" style:rel-column-width="32767*"/>
    </style:style>
    <style:style style:name="Table1.B" style:family="table-column">
      <style:table-column-properties style:column-width="1.7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5in" table:align="margins" style:writing-mode="lr-tb"/>
    </style:style>
    <style:style style:name="Table2.A" style:family="table-column">
      <style:table-column-properties style:column-width="1.75in" style:rel-column-width="32767*"/>
    </style:style>
    <style:style style:name="Table2.B" style:family="table-column">
      <style:table-column-properties style:column-width="1.7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5in" table:align="margins" style:writing-mode="lr-tb"/>
    </style:style>
    <style:style style:name="Table3.A" style:family="table-column">
      <style:table-column-properties style:column-width="0.5833in" style:rel-column-width="10922*"/>
    </style:style>
    <style:style style:name="Table3.C" style:family="table-column">
      <style:table-column-properties style:column-width="0.5833in" style:rel-column-width="10923*"/>
    </style:style>
    <style:style style:name="Table3.E" style:family="table-column">
      <style:table-column-properties style:column-width="1.1667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3.5in" table:align="margins" style:writing-mode="lr-tb"/>
    </style:style>
    <style:style style:name="Table4.A" style:family="table-column">
      <style:table-column-properties style:column-width="0.4375in" style:rel-column-width="8191*"/>
    </style:style>
    <style:style style:name="Table4.C" style:family="table-column">
      <style:table-column-properties style:column-width="0.4375in" style:rel-column-width="8192*"/>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Title">
      <style:paragraph-properties fo:padding="0in" fo:border="none"/>
      <style:text-properties officeooo:paragraph-rsid="001e802e"/>
    </style:style>
    <style:style style:name="P4" style:family="paragraph" style:parent-style-name="Authors">
      <style:paragraph-properties fo:padding="0in" fo:border="none"/>
    </style:style>
    <style:style style:name="P5" style:family="paragraph" style:parent-style-name="Standard">
      <style:text-properties fo:font-size="10pt" fo:language="es" fo:country="VE" officeooo:paragraph-rsid="001f2e69" style:font-size-asian="10pt" style:font-size-complex="10pt"/>
    </style:style>
    <style:style style:name="P6" style:family="paragraph" style:parent-style-name="Standard">
      <style:text-properties fo:font-size="10pt" fo:language="es" fo:country="VE" officeooo:paragraph-rsid="00229c3f" style:font-size-asian="10pt" style:font-size-complex="10pt"/>
    </style:style>
    <style:style style:name="P7" style:family="paragraph" style:parent-style-name="Standard">
      <style:text-properties fo:font-size="10pt" fo:language="es" fo:country="VE" style:text-underline-style="solid" style:text-underline-width="auto" style:text-underline-color="font-color" fo:font-weight="bold" officeooo:paragraph-rsid="001f2e69" style:font-size-asian="10pt" style:font-weight-asian="bold" style:font-size-complex="10pt" style:font-weight-complex="bold"/>
    </style:style>
    <style:style style:name="P8" style:family="paragraph" style:parent-style-name="Standard">
      <style:text-properties fo:font-size="10pt" fo:language="es" fo:country="VE" fo:font-style="normal" fo:font-weight="normal" officeooo:paragraph-rsid="001f2e69"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s" fo:country="VE" fo:font-weight="normal" officeooo:paragraph-rsid="001f2e69"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ize="10pt" fo:language="es" fo:country="VE" fo:font-style="italic" fo:font-weight="normal" officeooo:paragraph-rsid="001f2e69"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fo:font-size="10pt" fo:language="es" fo:country="VE" fo:font-style="italic" fo:font-weight="normal" officeooo:paragraph-rsid="00229c3f"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properties fo:font-size="9pt" officeooo:paragraph-rsid="002dae10" style:font-size-asian="9pt" style:font-size-complex="9pt"/>
    </style:style>
    <style:style style:name="P13" style:family="paragraph" style:parent-style-name="Standard">
      <style:paragraph-properties fo:text-align="justify" style:justify-single-word="false"/>
      <style:text-properties fo:language="es" fo:country="VE" officeooo:paragraph-rsid="002dae10"/>
    </style:style>
    <style:style style:name="P14"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5"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fo:language="en" fo:country="US" fo:font-style="normal" fo:font-weight="normal" officeooo:paragraph-rsid="0026619b"/>
    </style:style>
    <style:style style:name="P16"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language="en" fo:country="US" fo:font-style="normal" fo:font-weight="bold" officeooo:rsid="003a3c1e" officeooo:paragraph-rsid="003cf680" style:font-weight-asian="bold" style:font-weight-complex="bold"/>
    </style:style>
    <style:style style:name="P17"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style>
    <style:style style:name="P18"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2" fo:font-size="10pt" fo:language="es" fo:country="ES" fo:font-style="italic" fo:font-weight="normal"/>
    </style:style>
    <style:style style:name="P19"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language="en" fo:country="US"/>
    </style:style>
    <style:style style:name="P20"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officeooo:paragraph-rsid="005366ee"/>
    </style:style>
    <style:style style:name="P21"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style:font-name="Times new Roman"/>
    </style:style>
    <style:style style:name="P22" style:family="paragraph" style:parent-style-name="Text_20_body">
      <style:paragraph-properties fo:margin-left="0in" fo:margin-right="0in" fo:text-indent="0in" style:auto-text-indent="false"/>
      <style:text-properties fo:font-variant="normal" fo:text-transform="none" fo:language="en" fo:country="US" fo:font-style="normal" fo:font-weight="normal"/>
    </style:style>
    <style:style style:name="P23"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style:font-size-asian="10pt" style:font-size-complex="10pt"/>
    </style:style>
    <style:style style:name="P24" style:family="paragraph" style:parent-style-name="Table_20_Contents">
      <style:paragraph-properties fo:margin-left="0in" fo:margin-right="0in"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5" style:family="paragraph" style:parent-style-name="Standard">
      <style:paragraph-properties fo:margin-left="0in" fo:margin-right="0in" fo:text-indent="0in" style:auto-text-indent="false"/>
      <style:text-properties fo:font-size="10pt" fo:language="es" fo:country="VE" fo:font-style="italic" fo:font-weight="normal" officeooo:paragraph-rsid="001f2e69" style:font-size-asian="10pt" style:font-style-asian="italic" style:font-weight-asian="normal" style:font-size-complex="10pt" style:font-style-complex="italic" style:font-weight-complex="normal"/>
    </style:style>
    <style:style style:name="P26" style:family="paragraph" style:parent-style-name="Text">
      <style:paragraph-properties fo:margin-left="0in" fo:margin-right="0in" fo:text-indent="0in" style:auto-text-indent="false">
        <style:drop-cap style:lines="2"/>
      </style:paragraph-properties>
      <style:text-properties officeooo:paragraph-rsid="0066b518"/>
    </style:style>
    <style:style style:name="P27" style:family="paragraph" style:parent-style-name="Footnote">
      <style:text-properties officeooo:paragraph-rsid="0028e926"/>
    </style:style>
    <style:style style:name="P28" style:family="paragraph" style:parent-style-name="Footnote">
      <style:paragraph-properties fo:margin-left="0in" fo:margin-right="0in" fo:text-indent="0.1402in" style:auto-text-indent="false"/>
    </style:style>
    <style:style style:name="P29" style:family="paragraph" style:parent-style-name="Text_20_body">
      <style:text-properties fo:font-variant="normal" fo:text-transform="none" fo:language="en" fo:country="US" fo:font-style="normal" fo:font-weight="normal"/>
    </style:style>
    <style:style style:name="P30" style:family="paragraph" style:parent-style-name="Text_20_body">
      <style:text-properties fo:font-variant="normal" fo:text-transform="none" fo:language="en" fo:country="US" fo:font-style="normal" fo:font-weight="normal" officeooo:paragraph-rsid="001f2e69"/>
    </style:style>
    <style:style style:name="P31" style:family="paragraph" style:parent-style-name="Table_20_Contents">
      <style:text-properties fo:language="es" fo:country="ES" officeooo:rsid="003a3c1e" officeooo:paragraph-rsid="003a3c1e"/>
    </style:style>
    <style:style style:name="P32" style:family="paragraph" style:parent-style-name="Table_20_Contents">
      <style:text-properties fo:language="es" fo:country="ES" officeooo:rsid="003a3c1e" officeooo:paragraph-rsid="003ba713"/>
    </style:style>
    <style:style style:name="P33" style:family="paragraph" style:parent-style-name="Table_20_Contents">
      <style:text-properties fo:language="es" fo:country="ES" officeooo:rsid="003a3c1e" officeooo:paragraph-rsid="003cf680"/>
    </style:style>
    <style:style style:name="P34" style:family="paragraph" style:parent-style-name="Table_20_Contents">
      <style:paragraph-properties fo:text-align="center" style:justify-single-word="false"/>
      <style:text-properties officeooo:rsid="003ba713" officeooo:paragraph-rsid="003ba713"/>
    </style:style>
    <style:style style:name="P35" style:family="paragraph" style:parent-style-name="Table_20_Contents">
      <style:text-properties fo:font-weight="normal" officeooo:rsid="003ba713" officeooo:paragraph-rsid="003ba713" style:font-weight-asian="normal" style:font-weight-complex="normal"/>
    </style:style>
    <style:style style:name="P36" style:family="paragraph" style:parent-style-name="Table_20_Contents">
      <style:paragraph-properties fo:text-align="center" style:justify-single-word="false"/>
      <style:text-properties officeooo:rsid="003cf680" officeooo:paragraph-rsid="003cf680"/>
    </style:style>
    <style:style style:name="P37" style:family="paragraph" style:parent-style-name="Table_20_Contents">
      <style:text-properties fo:font-variant="normal" fo:text-transform="none" fo:color="#000000" style:font-name="Times new Roman" fo:font-size="10pt" fo:letter-spacing="normal" fo:font-style="normal" fo:font-weight="normal" officeooo:rsid="003ba713" officeooo:paragraph-rsid="0048da92" style:font-size-asian="10pt" style:font-weight-asian="normal" style:font-size-complex="10pt" style:font-weight-complex="normal"/>
    </style:style>
    <style:style style:name="P38" style:family="paragraph" style:parent-style-name="Table_20_Contents">
      <style:text-properties fo:font-variant="normal" fo:text-transform="none" fo:color="#000000" style:font-name="Times new Roman" fo:font-size="10pt" fo:letter-spacing="normal" fo:font-style="normal" fo:font-weight="normal" officeooo:rsid="0048da92" officeooo:paragraph-rsid="0048da92" style:font-size-asian="10pt" style:font-size-complex="10pt"/>
    </style:style>
    <style:style style:name="P39" style:family="paragraph" style:parent-style-name="Table_20_Contents">
      <style:paragraph-properties style:line-height-at-least="0.1772in"/>
      <style:text-properties style:font-name="Times new Roman" fo:font-size="10pt" fo:language="es" fo:country="ES" fo:font-weight="normal" style:font-size-asian="10pt" style:font-size-complex="10pt"/>
    </style:style>
    <style:style style:name="P40" style:family="paragraph" style:parent-style-name="Table_20_Contents">
      <style:text-properties style:font-name="Times new Roman" fo:font-size="10pt" fo:language="es" fo:country="ES" fo:font-weight="normal" officeooo:rsid="00474caa" officeooo:paragraph-rsid="00474caa" style:font-size-asian="10pt" style:font-size-complex="10pt"/>
    </style:style>
    <style:style style:name="P41" style:family="paragraph" style:parent-style-name="Table_20_Contents">
      <style:text-properties style:font-name="Times new Roman" fo:font-size="10pt" fo:language="es" fo:country="ES" officeooo:rsid="003a3c1e" officeooo:paragraph-rsid="00454414" style:font-size-asian="10pt" style:font-size-complex="10pt"/>
    </style:style>
    <style:style style:name="P42" style:family="paragraph" style:parent-style-name="Table_20_Contents">
      <style:paragraph-properties fo:text-align="center" style:justify-single-word="false"/>
      <style:text-properties style:font-name="Times new Roman" fo:font-size="10pt" officeooo:rsid="00474caa" officeooo:paragraph-rsid="00474caa" style:font-size-asian="10pt" style:font-size-complex="10pt"/>
    </style:style>
    <style:style style:name="P43" style:family="paragraph" style:parent-style-name="Table_20_Contents">
      <style:text-properties style:font-name="Times new Roman" fo:font-size="10pt" fo:font-weight="normal" officeooo:rsid="0058ea24" officeooo:paragraph-rsid="0058ea24" style:font-size-asian="10pt" style:font-weight-asian="normal" style:font-size-complex="10pt" style:font-weight-complex="normal"/>
    </style:style>
    <style:style style:name="P44" style:family="paragraph" style:parent-style-name="Table_20_Contents">
      <style:text-properties style:font-name="Times new Roman" fo:font-size="10pt" fo:font-weight="normal" officeooo:rsid="003ba713" officeooo:paragraph-rsid="0058ea24" style:font-size-asian="10pt" style:font-weight-asian="normal" style:font-size-complex="10pt" style:font-weight-complex="normal"/>
    </style:style>
    <style:style style:name="P45" style:family="paragraph" style:parent-style-name="Standard" style:master-page-name="Standard">
      <style:paragraph-properties fo:text-align="justify" style:justify-single-word="false" fo:orphans="0" fo:widows="0" style:page-number="auto"/>
    </style:style>
    <style:style style:name="P46" style:family="paragraph" style:parent-style-name="Standard">
      <style:paragraph-properties fo:text-align="center" style:justify-single-word="false"/>
      <style:text-properties officeooo:rsid="0072bd12" officeooo:paragraph-rsid="0072bd12"/>
    </style:style>
    <style:style style:name="P47" style:family="paragraph" style:parent-style-name="Standard">
      <style:paragraph-properties fo:text-align="center" style:justify-single-word="false"/>
      <style:text-properties officeooo:rsid="007410b2" officeooo:paragraph-rsid="007410b2"/>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writing-mode="lr-tb"/>
    </style:style>
    <style:style style:name="P50" style:family="paragraph" style:parent-style-name="Text_20_body">
      <style:paragraph-properties fo:margin-left="0in" fo:margin-right="0in" fo:text-indent="0in" style:auto-text-indent="false"/>
      <style:text-properties fo:font-variant="normal" fo:text-transform="none" style:font-name="Times New Roman2" fo:font-size="10pt" fo:language="es" fo:country="ES" fo:font-style="normal" fo:font-weight="normal"/>
    </style:style>
    <style:style style:name="P51" style:family="paragraph" style:parent-style-name="Text_20_body">
      <style:paragraph-properties fo:margin-left="0in" fo:margin-right="0in" fo:text-indent="0in" style:auto-text-indent="false"/>
      <style:text-properties fo:font-variant="normal" fo:text-transform="none" style:font-name="Times New Roman2" fo:font-size="10pt" fo:language="es" fo:country="ES" fo:font-style="normal" fo:font-weight="normal" fo:background-color="#fff200"/>
    </style:style>
    <style:style style:name="P52"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2" fo:font-size="10pt" fo:language="es" fo:country="ES" fo:font-style="normal" fo:font-weight="bold" officeooo:rsid="003a3c1e" officeooo:paragraph-rsid="003a3c1e" style:font-weight-asian="bold" style:font-weight-complex="bold"/>
    </style:style>
    <style:style style:name="P53"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2" fo:font-size="10pt" fo:language="es" fo:country="ES" fo:font-style="normal" fo:font-weight="bold" officeooo:rsid="003a3c1e" officeooo:paragraph-rsid="003a3c1e" style:font-weight-asian="bold" style:font-weight-complex="bold"/>
    </style:style>
    <style:style style:name="P54"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2" fo:font-size="10pt" fo:language="es" fo:country="ES" fo:font-style="normal" fo:font-weight="bold" officeooo:rsid="003a3c1e" style:font-weight-asian="bold" style:font-weight-complex="bold"/>
    </style:style>
    <style:style style:name="P55"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2" fo:font-size="10pt" fo:language="es" fo:country="ES" fo:font-style="normal" fo:font-weight="bold" officeooo:rsid="0043e6ea" officeooo:paragraph-rsid="0043e6ea" style:font-weight-asian="bold" style:font-weight-complex="bold"/>
    </style:style>
    <style:style style:name="P56"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2" fo:font-size="10pt" fo:language="es" fo:country="ES" fo:font-style="italic" fo:font-weight="normal"/>
    </style:style>
    <style:style style:name="P57"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fo:font-weight="bold" officeooo:rsid="00691d70" officeooo:paragraph-rsid="00691d70" fo:background-color="transparent" style:font-weight-asian="bold" style:font-weight-complex="bold"/>
    </style:style>
    <style:style style:name="P58" style:family="paragraph" style:parent-style-name="Text_20_body">
      <style:paragraph-properties fo:text-align="start" style:justify-single-word="false" style:writing-mode="lr-tb"/>
      <style:text-properties fo:font-variant="normal" fo:text-transform="none" fo:language="en" fo:country="US" fo:font-style="normal" fo:font-weight="normal" officeooo:rsid="006e6f8e" officeooo:paragraph-rsid="006e6f8e"/>
    </style:style>
    <style:style style:name="P59" style:family="paragraph" style:parent-style-name="Heading_20_1" style:list-style-name="WWNum2"/>
    <style:style style:name="P60" style:family="paragraph" style:parent-style-name="Heading_20_1" style:list-style-name="WWNum2">
      <style:text-properties officeooo:paragraph-rsid="001f2e69"/>
    </style:style>
    <style:style style:name="P61" style:family="paragraph" style:parent-style-name="Heading_20_1" style:list-style-name="WWNum2">
      <style:text-properties fo:language="es" fo:country="VE"/>
    </style:style>
    <style:style style:name="P62" style:family="paragraph" style:parent-style-name="Footnote" style:master-page-name="Converted2">
      <style:paragraph-properties style:page-number="auto"/>
      <style:text-properties fo:language="es" fo:country="VE"/>
    </style:style>
    <style:style style:name="P63" style:family="paragraph" style:parent-style-name="Table_20_Contents">
      <style:text-properties officeooo:paragraph-rsid="006e6f8e"/>
    </style:style>
    <style:style style:name="P64" style:family="paragraph" style:parent-style-name="Table_20_Contents">
      <style:text-properties officeooo:rsid="006e6f8e" officeooo:paragraph-rsid="006e6f8e"/>
    </style:style>
    <style:style style:name="P65" style:family="paragraph" style:parent-style-name="Table_20_Contents">
      <style:text-properties officeooo:rsid="0070eb2f" officeooo:paragraph-rsid="0070eb2f"/>
    </style:style>
    <style:style style:name="P66" style:family="paragraph" style:parent-style-name="Table_20_Contents">
      <style:text-properties officeooo:rsid="0070eb2f" officeooo:paragraph-rsid="00723a40"/>
    </style:style>
    <style:style style:name="P67" style:family="paragraph" style:parent-style-name="Table_20_Contents">
      <style:paragraph-properties fo:text-align="center" style:justify-single-word="false"/>
      <style:text-properties officeooo:rsid="0072bd12" officeooo:paragraph-rsid="0072bd12"/>
    </style:style>
    <style:style style:name="P68" style:family="paragraph" style:parent-style-name="Table_20_Contents">
      <style:paragraph-properties fo:text-align="center" style:justify-single-word="false"/>
      <style:text-properties officeooo:rsid="007410b2" officeooo:paragraph-rsid="007410b2"/>
    </style:style>
    <style:style style:name="P69" style:family="paragraph" style:parent-style-name="Table_20_Contents">
      <style:paragraph-properties fo:text-align="center" style:justify-single-word="false"/>
      <style:text-properties officeooo:rsid="007558ed" officeooo:paragraph-rsid="007558ed"/>
    </style:style>
    <style:style style:name="P70" style:family="paragraph" style:parent-style-name="Table_20_Contents">
      <style:paragraph-properties fo:text-align="center" style:justify-single-word="false"/>
      <style:text-properties officeooo:rsid="00756a5d" officeooo:paragraph-rsid="00756a5d"/>
    </style:style>
    <style:style style:name="P71" style:family="paragraph" style:parent-style-name="Table_20_Contents">
      <style:paragraph-properties fo:text-align="center" style:justify-single-word="false"/>
      <style:text-properties officeooo:rsid="007665f3" officeooo:paragraph-rsid="007665f3"/>
    </style:style>
    <style:style style:name="P72" style:family="paragraph" style:parent-style-name="Table_20_Contents">
      <style:paragraph-properties fo:text-align="center" style:justify-single-word="false"/>
      <style:text-properties officeooo:rsid="0077fe3e" officeooo:paragraph-rsid="0077fe3e"/>
    </style:style>
    <style:style style:name="P73" style:family="paragraph" style:parent-style-name="Table_20_Contents">
      <style:paragraph-properties fo:text-align="center" style:justify-single-word="false"/>
      <style:text-properties officeooo:rsid="0079b076" officeooo:paragraph-rsid="0079b076"/>
    </style:style>
    <style:style style:name="P74" style:family="paragraph" style:parent-style-name="Table_20_Contents">
      <style:paragraph-properties fo:text-align="center" style:justify-single-word="false"/>
      <style:text-properties officeooo:rsid="007b8368" officeooo:paragraph-rsid="007b8368"/>
    </style:style>
    <style:style style:name="P75" style:family="paragraph" style:parent-style-name="Table_20_Contents">
      <style:paragraph-properties fo:text-align="center" style:justify-single-word="false"/>
      <style:text-properties officeooo:rsid="007ccd2a" officeooo:paragraph-rsid="007ccd2a"/>
    </style:style>
    <style:style style:name="P76" style:family="paragraph" style:parent-style-name="Table_20_Contents">
      <style:paragraph-properties fo:text-align="center" style:justify-single-word="false"/>
      <style:text-properties officeooo:rsid="007d012c" officeooo:paragraph-rsid="007d012c"/>
    </style:style>
    <style:style style:name="P77" style:family="paragraph" style:parent-style-name="Table_20_Contents">
      <style:paragraph-properties fo:text-align="center" style:justify-single-word="false"/>
      <style:text-properties officeooo:rsid="007dc30e" officeooo:paragraph-rsid="007dc30e"/>
    </style:style>
    <style:style style:name="P78" style:family="paragraph" style:parent-style-name="Table_20_Contents">
      <style:paragraph-properties fo:text-align="center" style:justify-single-word="false"/>
      <style:text-properties style:font-name="Times new Roman" fo:font-size="10pt" fo:font-weight="normal" officeooo:rsid="003ba713" officeooo:paragraph-rsid="007dc30e" style:font-size-asian="10pt" style:font-weight-asian="normal" style:font-size-complex="10pt" style:font-weight-complex="normal"/>
    </style:style>
    <style:style style:name="P79"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1" fo:font-size="10pt" style:font-size-asian="10pt" style:font-size-complex="10pt" loext:padding="0in" loext:border="none"/>
    </style:style>
    <style:style style:name="P80"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officeooo:rsid="004a4a4b" style:font-size-asian="10pt" style:font-size-complex="10pt" loext:padding="0in" loext:border="none"/>
    </style:style>
    <style:style style:name="P81" style:family="paragraph" style:parent-style-name="Preformatted_20_Text">
      <style:paragraph-properties fo:margin-left="0in" fo:margin-right="0in" fo:margin-top="0in" fo:margin-bottom="0in" loext:contextual-spacing="false" fo:text-align="center" style:justify-single-word="false" fo:text-indent="0in" style:auto-text-indent="false" fo:padding="0in" fo:border="none"/>
      <style:text-properties style:font-name="Times new Roman" fo:font-size="10pt" style:font-size-asian="10pt" style:font-size-complex="10pt" loext:padding="0in" loext:border="none"/>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28e926"/>
    </style:style>
    <style:style style:name="T4" style:family="text">
      <style:text-properties fo:language="es" fo:country="VE" officeooo:rsid="002a636a"/>
    </style:style>
    <style:style style:name="T5" style:family="text">
      <style:text-properties fo:language="es" fo:country="VE" officeooo:rsid="002c1596"/>
    </style:style>
    <style:style style:name="T6" style:family="text">
      <style:text-properties fo:language="es" fo:country="VE" officeooo:rsid="00300a59"/>
    </style:style>
    <style:style style:name="T7" style:family="text">
      <style:text-properties fo:language="es" fo:country="VE" officeooo:rsid="0054e9c7"/>
    </style:style>
    <style:style style:name="T8" style:family="text">
      <style:text-properties fo:font-size="10pt" fo:language="es" fo:country="VE" style:font-size-asian="10pt" style:font-size-complex="10pt"/>
    </style:style>
    <style:style style:name="T9" style:family="text">
      <style:text-properties fo:font-size="10pt" fo:language="es" fo:country="ES"/>
    </style:style>
    <style:style style:name="T10" style:family="text">
      <style:text-properties fo:font-size="10pt" fo:language="es" fo:country="ES" fo:font-weight="normal"/>
    </style:style>
    <style:style style:name="T11" style:family="text">
      <style:text-properties style:font-name="Times New Roman" fo:font-size="10pt" fo:language="es" fo:country="ES" style:font-size-asian="10pt" style:font-size-complex="10pt"/>
    </style:style>
    <style:style style:name="T12" style:family="text">
      <style:text-properties style:font-name="Times New Roman2" fo:language="es" fo:country="VE" fo:font-style="italic" fo:font-weight="bold" officeooo:rsid="00300a59"/>
    </style:style>
    <style:style style:name="T13" style:family="text">
      <style:text-properties style:font-name="Times New Roman2" fo:language="es" fo:country="VE" fo:font-weight="bold" officeooo:rsid="00300a59"/>
    </style:style>
    <style:style style:name="T14" style:family="text">
      <style:text-properties style:font-name="Times New Roman2" fo:font-size="11pt" fo:language="es" fo:country="ES"/>
    </style:style>
    <style:style style:name="T15" style:family="text">
      <style:text-properties style:font-name="Times New Roman2" fo:font-size="10pt" fo:language="es" fo:country="ES"/>
    </style:style>
    <style:style style:name="T16" style:family="text">
      <style:text-properties style:font-name="Times New Roman2" fo:font-size="10pt" fo:language="es" fo:country="ES" fo:font-style="normal" fo:font-weight="normal"/>
    </style:style>
    <style:style style:name="T17" style:family="text">
      <style:text-properties style:font-name="Times New Roman2" fo:font-size="10pt" fo:language="es" fo:country="ES" fo:font-weight="bold"/>
    </style:style>
    <style:style style:name="T18" style:family="text">
      <style:text-properties style:font-name="Times New Roman2" fo:font-size="10pt" fo:language="es" fo:country="ES" fo:font-weight="bold" style:font-weight-asian="bold" style:font-weight-complex="bold"/>
    </style:style>
    <style:style style:name="T19" style:family="text">
      <style:text-properties style:font-name="Times New Roman2" fo:font-size="10pt" fo:language="es" fo:country="ES" fo:font-weight="bold" officeooo:rsid="0066b518" style:font-weight-asian="normal" style:font-weight-complex="normal"/>
    </style:style>
    <style:style style:name="T20" style:family="text">
      <style:text-properties style:font-name="Times New Roman2" fo:font-size="10pt" fo:language="es" fo:country="ES" fo:font-style="italic" style:font-style-asian="italic" style:font-style-complex="italic"/>
    </style:style>
    <style:style style:name="T21" style:family="text">
      <style:text-properties style:font-name="Times New Roman2" fo:font-size="10pt" fo:language="es" fo:country="ES" fo:font-style="italic" fo:font-weight="normal" style:font-style-asian="italic" style:font-style-complex="italic"/>
    </style:style>
    <style:style style:name="T22" style:family="text">
      <style:text-properties style:font-name="Times New Roman2" fo:font-size="10pt" fo:language="es" fo:country="ES" officeooo:rsid="0035aef1"/>
    </style:style>
    <style:style style:name="T23" style:family="text">
      <style:text-properties style:font-name="Times New Roman2" fo:font-size="10pt" fo:language="es" fo:country="ES" officeooo:rsid="003cf680"/>
    </style:style>
    <style:style style:name="T24" style:family="text">
      <style:text-properties style:font-name="Times New Roman2" fo:font-size="10pt" fo:language="es" fo:country="ES" fo:font-weight="normal" officeooo:rsid="0066b518" style:font-weight-asian="normal" style:font-weight-complex="normal"/>
    </style:style>
    <style:style style:name="T25" style:family="text">
      <style:text-properties style:font-name="Times New Roman2" fo:font-size="10pt" fo:language="es" fo:country="ES" officeooo:rsid="003dc2e9"/>
    </style:style>
    <style:style style:name="T26" style:family="text">
      <style:text-properties style:font-name="Times New Roman2" fo:font-size="10pt" fo:language="es" fo:country="VE" fo:font-weight="bold" officeooo:rsid="0066b518" style:font-weight-asian="normal" style:font-weight-complex="normal"/>
    </style:style>
    <style:style style:name="T27" style:family="text">
      <style:text-properties style:font-name="Times New Roman2" fo:font-size="10pt" fo:language="es" fo:country="VE" fo:font-weight="normal" officeooo:rsid="0066b518" style:font-weight-asian="normal" style:font-weight-complex="normal"/>
    </style:style>
    <style:style style:name="T28" style:family="text">
      <style:text-properties style:font-name="Times New Roman2" fo:font-size="8pt" fo:language="es" fo:country="ES" style:font-size-asian="8pt" style:font-size-complex="8pt"/>
    </style:style>
    <style:style style:name="T29" style:family="text">
      <style:text-properties style:font-name="Times New Roman2" fo:language="es" fo:country="ES" fo:font-weight="bold" officeooo:rsid="00300a59"/>
    </style:style>
    <style:style style:name="T30" style:family="text">
      <style:text-properties fo:font-style="italic" style:font-style-asian="italic" style:font-style-complex="italic"/>
    </style:style>
    <style:style style:name="T31" style:family="text">
      <style:text-properties fo:font-variant="normal" fo:text-transform="none" style:font-name="Times New Roman2" fo:font-size="10pt" fo:language="es" fo:country="ES" fo:font-style="normal" fo:font-weight="normal"/>
    </style:style>
    <style:style style:name="T32" style:family="text">
      <style:text-properties fo:font-variant="normal" fo:text-transform="none" style:font-name="Times New Roman2" fo:font-size="10pt" fo:language="es" fo:country="ES" fo:font-style="normal" fo:font-weight="normal" officeooo:rsid="00527c0f"/>
    </style:style>
    <style:style style:name="T33" style:family="text">
      <style:text-properties fo:font-variant="normal" fo:text-transform="none" style:font-name="Times New Roman2" fo:font-size="10pt" fo:language="es" fo:country="ES" fo:font-style="normal" fo:font-weight="bold"/>
    </style:style>
    <style:style style:name="T34" style:family="text">
      <style:text-properties fo:font-variant="normal" fo:text-transform="none" style:font-name="Times New Roman2" fo:font-size="10pt" fo:language="es" fo:country="ES" fo:font-style="normal" fo:font-weight="bold" style:font-weight-asian="bold" style:font-weight-complex="bold"/>
    </style:style>
    <style:style style:name="T35" style:family="text">
      <style:text-properties fo:font-variant="normal" fo:text-transform="none" style:font-name="Times New Roman2" fo:font-size="10pt" fo:language="es" fo:country="ES" officeooo:rsid="00527c0f"/>
    </style:style>
    <style:style style:name="T36" style:family="text">
      <style:text-properties fo:font-variant="normal" fo:text-transform="none" fo:font-style="normal" fo:font-weight="normal"/>
    </style:style>
    <style:style style:name="T37" style:family="text">
      <style:text-properties fo:font-variant="normal" fo:text-transform="none" fo:language="en" fo:country="US" fo:font-style="normal" fo:font-weight="normal"/>
    </style:style>
    <style:style style:name="T38" style:family="text">
      <style:text-properties fo:font-variant="normal" fo:text-transform="none" fo:font-size="10pt" fo:language="es" fo:country="ES" fo:font-style="normal" fo:font-weight="normal"/>
    </style:style>
    <style:style style:name="T39" style:family="text">
      <style:text-properties fo:font-variant="normal" fo:text-transform="none" fo:font-size="10pt" fo:language="es" fo:country="ES" fo:font-style="normal" fo:font-weight="bold"/>
    </style:style>
    <style:style style:name="T40" style:family="text">
      <style:text-properties fo:color="#0000ff" fo:language="es" fo:country="VE"/>
    </style:style>
    <style:style style:name="T41" style:family="text">
      <style:text-properties officeooo:rsid="003ba713"/>
    </style:style>
    <style:style style:name="T42" style:family="text">
      <style:text-properties officeooo:rsid="004a4a4b" loext:padding="0in" loext:border="none"/>
    </style:style>
    <style:style style:name="T43" style:family="text">
      <style:text-properties officeooo:rsid="004bd310" loext:padding="0in" loext:border="none"/>
    </style:style>
    <style:style style:name="T44" style:family="text">
      <style:text-properties officeooo:rsid="004bf13d" loext:padding="0in" loext:border="none"/>
    </style:style>
    <style:style style:name="T45" style:family="text">
      <style:text-properties officeooo:rsid="004d01f0" loext:padding="0in" loext:border="none"/>
    </style:style>
    <style:style style:name="T46" style:family="text">
      <style:text-properties loext:padding="0in" loext:border="none"/>
    </style:style>
    <style:style style:name="T47" style:family="text">
      <style:text-properties officeooo:rsid="0059feeb"/>
    </style:style>
    <style:style style:name="T48" style:family="text">
      <style:text-properties officeooo:rsid="005b561c"/>
    </style:style>
    <style:style style:name="T49" style:family="text">
      <style:text-properties officeooo:rsid="005cd340"/>
    </style:style>
    <style:style style:name="T50"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1" style:family="text">
      <style:text-properties style:text-outline="false" style:text-line-through-style="none" style:text-line-through-type="none" style:font-name="Times New Roman2" fo:font-size="10pt" fo:language="es" fo:country="ES" fo:text-shadow="none" style:text-underline-style="none" style:font-size-asian="10pt" style:font-style-asian="normal" style:font-weight-asian="normal" style:text-emphasize="none"/>
    </style:style>
    <style:style style:name="T52" style:family="text">
      <style:text-properties fo:font-style="normal" style:font-style-asian="normal" style:font-style-complex="normal"/>
    </style:style>
    <style:style style:name="T53" style:family="text">
      <style:text-properties fo:font-style="normal" officeooo:rsid="006e6f8e"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5"><text:note text:id="ftn1" text:note-class="footnote"><text:note-citation text:label=""></text:note-citation><text:note-body><text:p text:style-name="P62">Este trabajo no fue financiado de ninguna forma. </text:p><text:p text:style-name="P27"><text:span text:style-name="MemberType"><text:span text:style-name="T28">Morón</text:span></text:span><text:span text:style-name="T2">, J. es Asistente Docente en el Departamento de Computación de la Universidad de Los Andes, Mérida, 5101 VEN (e-mail: </text:span><text:span text:style-name="Internet_20_link"><text:span text:style-name="T3">juandiegp17@gmail.com</text:span></text:span><text:span text:style-name="T2">). </text:span></text:p><text:p text:style-name="P28"><text:span text:style-name="T4">Rojas</text:span><text:span text:style-name="T2">, </text:span><text:span text:style-name="T4">J</text:span><text:span text:style-name="T2">. es estudiante regular de la Universidad de Los Andes, Mérida, 5101 VEN (e-mail: </text:span><text:span text:style-name="T7">d</text:span><text:span text:style-name="T40">arwingb18</text:span><text:a xlink:type="simple" xlink:href="mailto:elvispaez18@gmail.com" text:style-name="Internet_20_link" text:visited-style-name="Visited_20_Internet_20_Link"><text:span text:style-name="Internet_20_link"><text:span text:style-name="T2">@gmail.com</text:span></text:span></text:a><text:span text:style-name="T2">).</text:span></text:p><text:p text:style-name="Footnote"><text:span text:style-name="T4">Gonzales</text:span><text:span text:style-name="T2">, </text:span><text:span text:style-name="T4">D</text:span><text:span text:style-name="T2">. es estudiante regular de la Universidad de LosAndes, Mérida, 5101, VEN (e-mail: </text:span><text:a xlink:type="simple" xlink:href="mailto:javiermerida05@gmail.com" text:style-name="Internet_20_link" text:visited-style-name="Visited_20_Internet_20_Link"><text:span text:style-name="Internet_20_link"><text:span text:style-name="T2">@gmail.com</text:span></text:span></text:a><text:span text:style-name="T2"> )</text:span></text:p><text:p text:style-name="Footnote"/></text:note-body></text:note></text:p>
        <text:p text:style-name="P12"><draw:frame draw:style-name="fr2" draw:name="Frame1" text:anchor-type="paragraph" svg:y="0.0008in" svg:width="6.5in" draw:z-index="0"><draw:text-box fo:min-height="0.0161in"><text:p text:style-name="P3"><text:span text:style-name="T2">Simulación por Eventos Discretos, E</text:span><text:span text:style-name="T5">jercicios </text:span></text:p></draw:text-box></draw:frame><draw:frame draw:style-name="fr3" draw:name="Frame2" text:anchor-type="paragraph" svg:x="1.0898in" svg:y="-0.148in" svg:width="6.3in" svg:height="0.5425in" draw:z-index="1"><draw:text-box><text:p text:style-name="P4"><text:span text:style-name="T2"><text:s/></text:span><text:span text:style-name="MemberType"><text:span text:style-name="T14">Morón</text:span></text:span><text:span text:style-name="MemberType"><text:span text:style-name="T2"> </text:span></text:span><text:span text:style-name="MemberType"><text:span text:style-name="T14">J., ULA,   <text:s text:c="2"/>Gonzales D., ULA,     <text:s text:c="2"/>Rojas J., ULA</text:span></text:span></text:p></draw:text-box></draw:frame><text:span text:style-name="T12">Resumen</text:span><text:span text:style-name="T6">— </text:span><text:span text:style-name="T13">En este reporte se muestra cómo fueron simulados dos problemas planteados en el semestre B-2018 en la Universidad de Los Andes en la materia de Modelado y </text:span><text:span text:style-name="T29">Simulación</text:span><text:span text:style-name="T6"> </text:span><text:span text:style-name="T13">1. Para ambos ejercicios, fue utilizada la biblioteca de R orientada a simulaciones por eventos discretos Simmer</text:span><text:span text:style-name="T6"> </text:span><text:span text:style-name="T13">y para uno de ellos el entorno de s</text:span><text:span text:style-name="T29">imulación</text:span><text:span text:style-name="T6"> </text:span><text:span text:style-name="T29">Anylogic</text:span><text:span text:style-name="T13">. Para el primer ejercicio, se obtuvieron los resultados expuestos en la tabla #1 de la misma forma, para el segundo ejercicio se determinó</text:span><text:span text:style-name="T6"> </text:span><text:span text:style-name="T13">que la cantidad de ambulancias</text:span><text:span text:style-name="T6"> </text:span><text:span text:style-name="T13">necesarias para cumplir el servicio sin la existencia de colas dependerá</text:span><text:span text:style-name="T6"> </text:span><text:span text:style-name="T13">del valor estipulado en la semilla de simulación, pero normalmente son necesarias en promedio de 6 a 8 ambulancias.</text:span></text:p>
        <text:p text:style-name="P13"/>
        <text:list xml:id="list3680563774" text:style-name="WWNum2">
          <text:list-item>
            <text:h text:style-name="P59" text:outline-level="1">Introducción<text:bookmark text:name="PointTmp"/></text:h>
          </text:list-item>
        </text:list>
        <text:p text:style-name="P26"><text:span text:style-name="T15">La </text:span><text:span text:style-name="T19">simulación por eventos discretos</text:span><text:span text:style-name="T24"> es una técnica informática de modelado dinámico de sistemas. Frente a su homóloga, la simulación de tiempo continuo, esta se caracteriza por un control en la variable del tiempo que permite avanzar a éste a intervalos variables, en función de la planificación de ocurrencia de tales eventos a un tiempo futuro. Un requisito para aplicar esta técnica es que las variables que definen el sistema no cambien su comportamiento durante el intervalo simulado. En este caso se estudiará la </text:span><text:span text:style-name="T19">teoría</text:span><text:span text:style-name="T24"> </text:span><text:span text:style-name="T19">de colas</text:span><text:span text:style-name="T24">, el estudio matemático de las colas o líneas de espera dentro de un sistema. Esta teoría estudia factores como el tiempo de espera medio en las colas o la capacidad de trabajo del sistema sin que llegue a colapsar. Para los análisis y simulaciones se utilizará </text:span><text:span text:style-name="T26">R</text:span><text:span text:style-name="T24"> </text:span><text:span text:style-name="T27">el cual </text:span><text:span text:style-name="T24">es un entorno y lenguaje de programación con un enfoque al análisis estadístico y también </text:span><text:span text:style-name="T19">Anylogic</text:span><text:span text:style-name="T24">, un software de simulación avanzado.</text:span></text:p>
        <text:list xml:id="list221007362477579" text:continue-numbering="true" text:style-name="WWNum2">
          <text:list-item>
            <text:h text:style-name="P60" text:outline-level="1"><text:span text:style-name="T8">Resultados y </text:span><text:span text:style-name="T11">Análisis</text:span><text:span text:style-name="T8"> </text:span></text:h>
          </text:list-item>
        </text:list>
        <text:p text:style-name="P7">Ejercicio 1:</text:p>
        <text:p text:style-name="P5"/>
        <text:p text:style-name="P8">Enunciado:</text:p>
        <text:p text:style-name="P9"/>
        <text:p text:style-name="P10">El mismo del examen teórico, a saber: Los barcos llegan a un puerto con tiempos entre llegada exponenciales con media de 1.25 días. El puerto tiene un muelle con dos atracaderos y dos</text:p>
        <text:p text:style-name="P10">grúas para descargar los barcos. Los barcos que llegan cuando ambos atracaderos están ocupados se unen a una cola FIFO. El tiempo para que una grúa descargue un barco se distribuye como una uniforme entre 0.5 y 1.5 días. Si solo un barco está en el atracadero, ambas grúas descargan el barco y el tiempo se reduce en la mitad. Cuando dos barcos están en el</text:p>
        <text:p text:style-name="P10">atracadero, cada grúa se encargar de un barco diferente. Si ambas grúas se encuentran descargando un barco y llega un segundo barco al atracadero una de las grúas comienza a servir a este barco y el tiempo que resta al primero barco se duplica. Corra la simulación por 90 días. Se desea calcular el tiempo promedio de espera de un barco para ser atendido y el tiempo máximo así como también el tiempo mínimo, promedio y máximo de descarga.</text:p>
        <text:p text:style-name="P5"/>
        <text:p text:style-name="P9"><text:bookmark-start text:name="__DdeLink__1397_1196370565"/>Modelo:<text:bookmark-end text:name="__DdeLink__1397_1196370565"/></text:p>
        <text:p text:style-name="P9"/>
        <text:p text:style-name="P30"><text:span text:style-name="T15">El núcleo</text:span> <text:span text:style-name="T15">fundamental del modelo</text:span> <text:span text:style-name="T15">realizado en el lenguaje estadístico</text:span> <text:span text:style-name="T15">R y con la librería de simulación</text:span> <text:span text:style-name="T15">Simmer, expuesto en el archivo </text:span><text:span text:style-name="T18">pier.R</text:span><text:span text:style-name="T15">, consta con una trayectoria principal llamada </text:span><text:span text:style-name="T18">boat</text:span> <text:span text:style-name="T15">y un ambiente llamado</text:span> <text:span text:style-name="T18">pier</text:span><text:span text:style-name="T15">. La trayectoria principal debido</text:span> <text:span text:style-name="T15">a las características</text:span> <text:span text:style-name="T15">del modelo se realizó</text:span> <text:span text:style-name="T15">con tres sub trayectoritas mediante el uso de la función</text:span> <text:span text:style-name="T18">branch</text:span> <text:span text:style-name="T15">ya que se categorizaron tres tipos de llegadas para los botes. Las tres sub trayectorias</text:span> <text:span text:style-name="T15">siguen el siguiente esquema cambiando solo algunas peculiaridades.</text:span></text:p>
        <text:p text:style-name="P15"><text:span text:style-name="T15">Se asignan tres atributos en la trayectoria, necesarios para la ejecución</text:span> <text:span text:style-name="T15">de las mismas. Tiempo de inicio </text:span><text:span text:style-name="T18">start_time</text:span><text:span text:style-name="T15">, multiplicador de acuerdo</text:span> <text:span text:style-name="T15">al tipo de llegada </text:span><text:span text:style-name="T18">multiplier</text:span> <text:span text:style-name="T15">y el tiempo de servicio </text:span><text:span text:style-name="T18">activity_time</text:span><text:span text:style-name="T15">. Luego se realiza un </text:span><text:span text:style-name="T18">release</text:span> <text:span text:style-name="T15">del recurso grua</text:span> <text:span text:style-name="T18">crane</text:span> <text:span text:style-name="T15">donde se ejecuta un </text:span><text:span text:style-name="T18">timeout</text:span> <text:span text:style-name="T15">cuya duración</text:span> <text:span text:style-name="T15">va de acuerdo</text:span> <text:span text:style-name="T15">a una distribución</text:span> <text:span text:style-name="T15">uniforme entre </text:span><text:span text:style-name="T20">0.5</text:span><text:span text:style-name="T15"> y </text:span><text:span text:style-name="T20">1.5</text:span><text:span text:style-name="T15">, por último,</text:span> <text:span text:style-name="T15">se imprime un mensaje que indica que finalizo una sub trayectoria.</text:span></text:p>
        <text:p text:style-name="P15"><text:span text:style-name="T15">En la primera sub trayectoria, el bote llega</text:span> <text:span text:style-name="T15">al puerto y los dos embarcaderos se encuentran desocupados, de acuerdo con el enunciado este caso debe procesarse de manera que mientras no llegue ningún</text:span> <text:span text:style-name="T15">otro barco al sistema, ambas grúas</text:span> <text:span text:style-name="T15">deben atender a este barco, esta sub trayectoria tiene la peculiaridad</text:span> <text:span text:style-name="T15">de que posee un manejador de señal</text:span> <text:span text:style-name="T15">mediante el uso de la función</text:span> <text:span text:style-name="T18">trap</text:span> <text:span text:style-name="T15">el cual se dispara en el momento que llegue otro barco al sistema y ambas grúas</text:span> <text:span text:style-name="T15">estén</text:span> <text:span text:style-name="T15">atendiendo</text:span> <text:span text:style-name="T15">a un solo barco, al momento de recibir esta señal el manejador procede a realizar un segundo</text:span> <text:span text:style-name="T18">timeout</text:span> <text:span text:style-name="T15">para el primer barco con el fin de simular la condición</text:span> <text:span text:style-name="T15">que dicta</text:span></text:p>
        <text:p text:style-name="P17"><text:span text:style-name="T30">“</text:span><text:span text:style-name="T21">Si ambas grúas se encuentran descargando un barco y llega un segundo barco al atracadero una de las grúas comienza a servir a este barco y el tiempo que resta al primero barco se duplica”</text:span><text:span text:style-name="T16">.</text:span></text:p>
        <text:p text:style-name="P14"><text:span text:style-name="T15">La segunda sub trayectoria, simula el segundo caso, cuando llega un bote al sistema y ambas grúas</text:span> <text:span text:style-name="T15">se están</text:span> <text:span text:style-name="T15">ocupando de un único</text:span> <text:span text:style-name="T15">bote, en este caso se envía</text:span> <text:span text:style-name="T15">una señal mediante el uso de la función</text:span> <text:span text:style-name="T18">send</text:span> <text:span text:style-name="T15">la cual será</text:span> <text:span text:style-name="T15">recibida como se explicó</text:span> <text:soft-page-break/><text:span text:style-name="T15">anteriormente por la primer sub trayectoria. Se realizo este envío</text:span> <text:span text:style-name="T15">de señal</text:span> <text:span text:style-name="T15">con el fin de determinar el tiempo exacto del segundo </text:span><text:span text:style-name="T18">timeout</text:span> <text:span text:style-name="T15">del primer barco.</text:span></text:p>
        <text:p text:style-name="P14"><text:span text:style-name="T15">La tercera y última</text:span> <text:span text:style-name="T15">sub</text:span> <text:span text:style-name="T15">trayectoria sigue el camino estándar</text:span> <text:span text:style-name="T15">de las otras dos sin ninguna peculiaridad adicional.</text:span></text:p>
        <text:p text:style-name="P14"><text:span text:style-name="T15">El ambiente de simulación</text:span> <text:span text:style-name="T18">pier</text:span> <text:span text:style-name="T15">posee dos recursos de tipo </text:span><text:span text:style-name="T18">crane</text:span> <text:span text:style-name="T15">y genera diez barcos de acuerdo a una distribución</text:span> <text:span text:style-name="T15">exponencial</text:span> <text:span text:style-name="T15">con media 1.25. Esta simulación</text:span> <text:span text:style-name="T15">se realizó quince veces con semillas distintas todas para un tiempo</text:span> <text:span text:style-name="T15">de noventa días.</text:span></text:p>
        <text:p text:style-name="P14"><text:span text:style-name="T15">Finalmente,</text:span> <text:span text:style-name="T15">los resultados obtenidos se presentan en una tabla, la cual presentamos a continuación:</text:span></text:p>
        <text:p text:style-name="P57">tabla #1</text:p>
        <table:table table:name="Table4" table:style-name="Table4">
          <table:table-column table:style-name="Table4.A" table:number-columns-repeated="2"/>
          <table:table-column table:style-name="Table4.C" table:number-columns-repeated="6"/>
          <table:table-row>
            <table:table-cell table:style-name="Table4.A1" office:value-type="string">
              <text:p text:style-name="P58"/>
            </table:table-cell>
            <table:table-cell table:style-name="Table4.A1" office:value-type="string">
              <text:p text:style-name="P58"><text:span text:style-name="T51">Número de Barcos</text:span></text:p>
              <text:p text:style-name="Standard"/>
            </table:table-cell>
            <table:table-cell table:style-name="Table4.A1" office:value-type="string">
              <text:p text:style-name="P64">Tiempo se espera promedio</text:p>
            </table:table-cell>
            <table:table-cell table:style-name="Table4.A1" office:value-type="string">
              <text:p text:style-name="P63"><text:span text:style-name="T53">Tiempo </text:span><text:span text:style-name="Emphasis"><text:span text:style-name="T52">máximo</text:span></text:span><text:span text:style-name="T53"> de espera</text:span></text:p>
            </table:table-cell>
            <table:table-cell table:style-name="Table4.A1" office:value-type="string">
              <text:p text:style-name="P63"><text:span text:style-name="T53">Tiempo </text:span><text:span text:style-name="Emphasis"><text:span text:style-name="T52">mínimo</text:span></text:span><text:span text:style-name="T53"> de espera</text:span></text:p>
            </table:table-cell>
            <table:table-cell table:style-name="Table4.A1" office:value-type="string">
              <text:p text:style-name="P65">Tiempo de descarga promedio</text:p>
            </table:table-cell>
            <table:table-cell table:style-name="Table4.A1" office:value-type="string">
              <text:p text:style-name="P66">Tiempo <text:span text:style-name="Emphasis"><text:span text:style-name="T52">máximo</text:span></text:span> de descarga</text:p>
            </table:table-cell>
            <table:table-cell table:style-name="Table4.H1" office:value-type="string">
              <text:p text:style-name="P66">Tiempo <text:span text:style-name="Emphasis"><text:span text:style-name="T52">mínimo</text:span></text:span><text:span text:style-name="Emphasis"><text:span text:style-name="T53"> </text:span></text:span>de descarga</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33</text:p>
            </table:table-cell>
            <table:table-cell table:style-name="Table4.A2" office:value-type="string">
              <text:p text:style-name="P72">2.08</text:p>
            </table:table-cell>
            <table:table-cell table:style-name="Table4.A2" office:value-type="string">
              <text:p text:style-name="P67">0</text:p>
            </table:table-cell>
            <table:table-cell table:style-name="Table4.A2" office:value-type="string">
              <text:p text:style-name="P74">3.57</text:p>
            </table:table-cell>
            <table:table-cell table:style-name="Table4.A2" office:value-type="string">
              <text:p text:style-name="P75">26.46</text:p>
            </table:table-cell>
            <table:table-cell table:style-name="Table4.H2" office:value-type="string">
              <text:p text:style-name="P76">0.67</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text:p>
            </table:table-cell>
            <table:table-cell table:style-name="Table4.A2" office:value-type="string">
              <text:p text:style-name="P72">0</text:p>
            </table:table-cell>
            <table:table-cell table:style-name="Table4.A2" office:value-type="string">
              <text:p text:style-name="P67">0</text:p>
            </table:table-cell>
            <table:table-cell table:style-name="Table4.A2" office:value-type="string">
              <text:p text:style-name="P74">0.49</text:p>
            </table:table-cell>
            <table:table-cell table:style-name="Table4.A2" office:value-type="string">
              <text:p text:style-name="P75">0.67</text:p>
            </table:table-cell>
            <table:table-cell table:style-name="Table4.H2" office:value-type="string">
              <text:p text:style-name="P76">0.31</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1</text:p>
            </table:table-cell>
            <table:table-cell table:style-name="Table4.A2" office:value-type="string">
              <text:p text:style-name="P72">0.11</text:p>
            </table:table-cell>
            <table:table-cell table:style-name="Table4.A2" office:value-type="string">
              <text:p text:style-name="P67">0</text:p>
            </table:table-cell>
            <table:table-cell table:style-name="Table4.A2" office:value-type="string">
              <text:p text:style-name="P74">0.6</text:p>
            </table:table-cell>
            <table:table-cell table:style-name="Table4.A2" office:value-type="string">
              <text:p text:style-name="P75">1.01</text:p>
            </table:table-cell>
            <table:table-cell table:style-name="Table4.H2" office:value-type="string">
              <text:p text:style-name="P76">0.25</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21</text:p>
            </table:table-cell>
            <table:table-cell table:style-name="Table4.A2" office:value-type="string">
              <text:p text:style-name="P72">0.1</text:p>
            </table:table-cell>
            <table:table-cell table:style-name="Table4.A2" office:value-type="string">
              <text:p text:style-name="P67">0</text:p>
            </table:table-cell>
            <table:table-cell table:style-name="Table4.A2" office:value-type="string">
              <text:p text:style-name="P74">1.85</text:p>
            </table:table-cell>
            <table:table-cell table:style-name="Table4.A2" office:value-type="string">
              <text:p text:style-name="P75">9.61</text:p>
            </table:table-cell>
            <table:table-cell table:style-name="Table4.H2" office:value-type="string">
              <text:p text:style-name="P76">0.52</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6</text:p>
            </table:table-cell>
            <table:table-cell table:style-name="Table4.A2" office:value-type="string">
              <text:p text:style-name="P72">0.54</text:p>
            </table:table-cell>
            <table:table-cell table:style-name="Table4.A2" office:value-type="string">
              <text:p text:style-name="P67">0</text:p>
            </table:table-cell>
            <table:table-cell table:style-name="Table4.A2" office:value-type="string">
              <text:p text:style-name="P74">3.91</text:p>
            </table:table-cell>
            <table:table-cell table:style-name="Table4.A2" office:value-type="string">
              <text:p text:style-name="P75">31.45</text:p>
            </table:table-cell>
            <table:table-cell table:style-name="Table4.H2" office:value-type="string">
              <text:p text:style-name="P76">0.53</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8</text:p>
            </table:table-cell>
            <table:table-cell table:style-name="Table4.A2" office:value-type="string">
              <text:p text:style-name="P72">0.75</text:p>
            </table:table-cell>
            <table:table-cell table:style-name="Table4.A2" office:value-type="string">
              <text:p text:style-name="P67">0</text:p>
            </table:table-cell>
            <table:table-cell table:style-name="Table4.A2" office:value-type="string">
              <text:p text:style-name="P74">2.61</text:p>
            </table:table-cell>
            <table:table-cell table:style-name="Table4.A2" office:value-type="string">
              <text:p text:style-name="P75">20.52</text:p>
            </table:table-cell>
            <table:table-cell table:style-name="Table4.H2" office:value-type="string">
              <text:p text:style-name="P76">0.29</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2</text:p>
            </table:table-cell>
            <table:table-cell table:style-name="Table4.A2" office:value-type="string">
              <text:p text:style-name="P72">0.22</text:p>
            </table:table-cell>
            <table:table-cell table:style-name="Table4.A2" office:value-type="string">
              <text:p text:style-name="P67">0</text:p>
            </table:table-cell>
            <table:table-cell table:style-name="Table4.A2" office:value-type="string">
              <text:p text:style-name="P74">3.45</text:p>
            </table:table-cell>
            <table:table-cell table:style-name="Table4.A2" office:value-type="string">
              <text:p text:style-name="P75">28.4</text:p>
            </table:table-cell>
            <table:table-cell table:style-name="Table4.H2" office:value-type="string">
              <text:p text:style-name="P76">0.37</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32</text:p>
            </table:table-cell>
            <table:table-cell table:style-name="Table4.A2" office:value-type="string">
              <text:p text:style-name="P72">1.12</text:p>
            </table:table-cell>
            <table:table-cell table:style-name="Table4.A2" office:value-type="string">
              <text:p text:style-name="P67">0</text:p>
            </table:table-cell>
            <table:table-cell table:style-name="Table4.A2" office:value-type="string">
              <text:p text:style-name="P74">2.68</text:p>
            </table:table-cell>
            <table:table-cell table:style-name="Table4.A2" office:value-type="string">
              <text:p text:style-name="P75">18.39</text:p>
            </table:table-cell>
            <table:table-cell table:style-name="Table4.H2" office:value-type="string">
              <text:p text:style-name="P76">0.52</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4</text:p>
            </table:table-cell>
            <table:table-cell table:style-name="Table4.A2" office:value-type="string">
              <text:p text:style-name="P72">0.24</text:p>
            </table:table-cell>
            <table:table-cell table:style-name="Table4.A2" office:value-type="string">
              <text:p text:style-name="P67">0</text:p>
            </table:table-cell>
            <table:table-cell table:style-name="Table4.A2" office:value-type="string">
              <text:p text:style-name="P74">3.01</text:p>
            </table:table-cell>
            <table:table-cell table:style-name="Table4.A2" office:value-type="string">
              <text:p text:style-name="P75">23.19</text:p>
            </table:table-cell>
            <table:table-cell table:style-name="Table4.H2" office:value-type="string">
              <text:p text:style-name="P76">0.36</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6</text:p>
            </table:table-cell>
            <table:table-cell table:style-name="Table4.A2" office:value-type="string">
              <text:p text:style-name="P72">0.3</text:p>
            </table:table-cell>
            <table:table-cell table:style-name="Table4.A2" office:value-type="string">
              <text:p text:style-name="P67">0</text:p>
            </table:table-cell>
            <table:table-cell table:style-name="Table4.A2" office:value-type="string">
              <text:p text:style-name="P74">2.36</text:p>
            </table:table-cell>
            <table:table-cell table:style-name="Table4.A2" office:value-type="string">
              <text:p text:style-name="P75">16.87</text:p>
            </table:table-cell>
            <table:table-cell table:style-name="Table4.H2" office:value-type="string">
              <text:p text:style-name="P76">0.42</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79</text:p>
            </table:table-cell>
            <table:table-cell table:style-name="Table4.A2" office:value-type="string">
              <text:p text:style-name="P72">2.63</text:p>
            </table:table-cell>
            <table:table-cell table:style-name="Table4.A2" office:value-type="string">
              <text:p text:style-name="P67">0</text:p>
            </table:table-cell>
            <table:table-cell table:style-name="Table4.A2" office:value-type="string">
              <text:p text:style-name="P74">2.58</text:p>
            </table:table-cell>
            <table:table-cell table:style-name="Table4.A2" office:value-type="string">
              <text:p text:style-name="P75">15.39</text:p>
            </table:table-cell>
            <table:table-cell table:style-name="Table4.H2" office:value-type="string">
              <text:p text:style-name="P76">0.6</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6</text:p>
            </table:table-cell>
            <table:table-cell table:style-name="Table4.A2" office:value-type="string">
              <text:p text:style-name="P72">0.64</text:p>
            </table:table-cell>
            <table:table-cell table:style-name="Table4.A2" office:value-type="string">
              <text:p text:style-name="P67">0</text:p>
            </table:table-cell>
            <table:table-cell table:style-name="Table4.A2" office:value-type="string">
              <text:p text:style-name="P74">4.6</text:p>
            </table:table-cell>
            <table:table-cell table:style-name="Table4.A2" office:value-type="string">
              <text:p text:style-name="P75">36.66</text:p>
            </table:table-cell>
            <table:table-cell table:style-name="Table4.H2" office:value-type="string">
              <text:p text:style-name="P76">0.38</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16</text:p>
            </table:table-cell>
            <table:table-cell table:style-name="Table4.A2" office:value-type="string">
              <text:p text:style-name="P72">1.08</text:p>
            </table:table-cell>
            <table:table-cell table:style-name="Table4.A2" office:value-type="string">
              <text:p text:style-name="P67">0</text:p>
            </table:table-cell>
            <table:table-cell table:style-name="Table4.A2" office:value-type="string">
              <text:p text:style-name="P74">3.2</text:p>
            </table:table-cell>
            <table:table-cell table:style-name="Table4.A2" office:value-type="string">
              <text:p text:style-name="P75">25.14</text:p>
            </table:table-cell>
            <table:table-cell table:style-name="Table4.H2" office:value-type="string">
              <text:p text:style-name="P76">0.31</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06</text:p>
            </table:table-cell>
            <table:table-cell table:style-name="Table4.A2" office:value-type="string">
              <text:p text:style-name="P72">0.64</text:p>
            </table:table-cell>
            <table:table-cell table:style-name="Table4.A2" office:value-type="string">
              <text:p text:style-name="P67">0</text:p>
            </table:table-cell>
            <table:table-cell table:style-name="Table4.A2" office:value-type="string">
              <text:p text:style-name="P74">3.16</text:p>
            </table:table-cell>
            <table:table-cell table:style-name="Table4.A2" office:value-type="string">
              <text:p text:style-name="P75">25.75</text:p>
            </table:table-cell>
            <table:table-cell table:style-name="Table4.H2" office:value-type="string">
              <text:p text:style-name="P76">0.38</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22</text:p>
            </table:table-cell>
            <table:table-cell table:style-name="Table4.A2" office:value-type="string">
              <text:p text:style-name="P72">1.04</text:p>
            </table:table-cell>
            <table:table-cell table:style-name="Table4.A2" office:value-type="string">
              <text:p text:style-name="P68">0</text:p>
            </table:table-cell>
            <table:table-cell table:style-name="Table4.A2" office:value-type="string">
              <text:p text:style-name="P74">2.07</text:p>
            </table:table-cell>
            <table:table-cell table:style-name="Table4.A2" office:value-type="string">
              <text:p text:style-name="P75">13.34</text:p>
            </table:table-cell>
            <table:table-cell table:style-name="Table4.H2" office:value-type="string">
              <text:p text:style-name="P76">0.45</text:p>
            </table:table-cell>
          </table:table-row>
          <table:table-row>
            <table:table-cell table:style-name="Table4.A2" office:value-type="string">
              <text:p text:style-name="P69"/>
            </table:table-cell>
            <table:table-cell table:style-name="Table4.A2" office:value-type="string">
              <text:p text:style-name="P69">10</text:p>
            </table:table-cell>
            <table:table-cell table:style-name="Table4.A2" office:value-type="string">
              <text:p text:style-name="P71">0</text:p>
            </table:table-cell>
            <table:table-cell table:style-name="Table4.A2" office:value-type="string">
              <text:p text:style-name="P72">0</text:p>
            </table:table-cell>
            <table:table-cell table:style-name="Table4.A2" office:value-type="string">
              <text:p text:style-name="P68">0</text:p>
            </table:table-cell>
            <table:table-cell table:style-name="Table4.A2" office:value-type="string">
              <text:p text:style-name="P74">3.92</text:p>
            </table:table-cell>
            <table:table-cell table:style-name="Table4.A2" office:value-type="string">
              <text:p text:style-name="P75">33.18</text:p>
            </table:table-cell>
            <table:table-cell table:style-name="Table4.H2" office:value-type="string">
              <text:p text:style-name="P76">0.33</text:p>
            </table:table-cell>
          </table:table-row>
          <table:table-row>
            <table:table-cell table:style-name="Table4.A2" office:value-type="string">
              <text:p text:style-name="P77">Rango</text:p>
            </table:table-cell>
            <table:table-cell table:style-name="Table4.A2" office:value-type="string">
              <text:p text:style-name="P69">[10, 10]</text:p>
            </table:table-cell>
            <table:table-cell table:style-name="Table4.A2" office:value-type="string">
              <text:p text:style-name="P49"><text:span text:style-name="T50">[0 , <text:s/>0.79]</text:span></text:p>
              <text:p text:style-name="P48"/>
            </table:table-cell>
            <table:table-cell table:style-name="Table4.A2" office:value-type="string">
              <text:p text:style-name="P49"><text:span text:style-name="T50">[0, 2.63]</text:span></text:p>
            </table:table-cell>
            <table:table-cell table:style-name="Table4.A2" office:value-type="string">
              <text:p text:style-name="P46"><text:span text:style-name="T50">[0, 0]</text:span></text:p>
            </table:table-cell>
            <table:table-cell table:style-name="Table4.A2" office:value-type="string">
              <text:p text:style-name="P74">[0.49, 4.60</text:p>
            </table:table-cell>
            <table:table-cell table:style-name="Table4.A2" office:value-type="string">
              <text:p text:style-name="P75">[0.67, 36.66]</text:p>
            </table:table-cell>
            <table:table-cell table:style-name="Table4.H2" office:value-type="string">
              <text:p text:style-name="P76">[0.25, 0.67]</text:p>
            </table:table-cell>
          </table:table-row>
          <table:table-row>
            <table:table-cell table:style-name="Table4.A2" office:value-type="string">
              <text:p text:style-name="P78">Desviación Estándar</text:p>
            </table:table-cell>
            <table:table-cell table:style-name="Table4.A2" office:value-type="string">
              <text:p text:style-name="P70">0</text:p>
            </table:table-cell>
            <table:table-cell table:style-name="Table4.A2" office:value-type="string">
              <text:p text:style-name="P71">0.2</text:p>
            </table:table-cell>
            <table:table-cell table:style-name="Table4.A2" office:value-type="string">
              <text:p text:style-name="P73">0.73</text:p>
            </table:table-cell>
            <table:table-cell table:style-name="Table4.A2" office:value-type="string">
              <text:p text:style-name="P47">0</text:p>
            </table:table-cell>
            <table:table-cell table:style-name="Table4.A2" office:value-type="string">
              <text:p text:style-name="P74">1.12</text:p>
            </table:table-cell>
            <table:table-cell table:style-name="Table4.A2" office:value-type="string">
              <text:p text:style-name="P75">10.59</text:p>
            </table:table-cell>
            <table:table-cell table:style-name="Table4.H2" office:value-type="string">
              <text:p text:style-name="P76">0.12</text:p>
            </table:table-cell>
          </table:table-row>
        </table:table>
        <text:p text:style-name="P57"/>
        <text:p text:style-name="P19"><text:span text:style-name="T31">Con los resultados</text:span><text:span text:style-name="T36"> </text:span><text:span text:style-name="T31">obtenidos en la </text:span><text:span text:style-name="T33">tabla #1</text:span><text:span text:style-name="T31">, vemos que el modelo se ejecutó</text:span><text:span text:style-name="T36"> </text:span><text:span text:style-name="T31">de forma correcta cumpliendo con los parámetros</text:span><text:span text:style-name="T36"> </text:span><text:span text:style-name="T31">expuestos en el enunciado del ejercicio. Con el fin de comprender la simulación</text:span><text:span text:style-name="T36"> </text:span><text:span text:style-name="T31">que se está</text:span><text:span text:style-name="T36"> </text:span><text:span text:style-name="T31">realizando se incluye además</text:span><text:span text:style-name="T36"> </text:span><text:span text:style-name="T31">un archivo </text:span><text:span text:style-name="T34">pier_one_run.R</text:span><text:span text:style-name="T36"> </text:span><text:span text:style-name="T31">el cual funge</text:span><text:span text:style-name="T36"> </text:span><text:span text:style-name="T31">como referencia para entender lo que sucede en una sola corrida del sistema.</text:span></text:p>
        <text:p text:style-name="P7">Ejercicio 2:</text:p>
        <text:p text:style-name="P5"/>
        <text:p text:style-name="P9">Enunciado:</text:p>
        <text:p text:style-name="P9"/>
        <text:p text:style-name="P11">En una larga zona metropolitana, un centro de atención de emergencias recibe solicitudes y despacha ambulancias a una tasa de 1 cada 15 ± l0 minutos. Aproximadamente, 15% de las</text:p>
        <text:p text:style-name="P11">solicitudes son falsas alarmas que toman 12 ± 2 minutos en ser procesadas. Las restantes solicitudes pueden ser de dos tipos: Los casos graves (15% de las llamadas no falsas) que toman</text:p>
        <text:p text:style-name="P11">aproximadamente 25 ± 5 minutos y las llamadas normales (el resto) que tardan 20 ± 10 minutos en procesarse. Asuma que hay un número muy grande de ambulancias y que todas</text:p>
        <text:p text:style-name="P11">pueden estar disponibles cuando sea necesario. Simule el sistema para 500 llamadas.</text:p>
        <text:p text:style-name="P11">a) Estime la cantidad de ambulancias requeridas para cubrir 100% el servicio requerido.</text:p>
        <text:p text:style-name="P11">b) Suponga que hay una sola ambulancia disponible. Cualquier llamada que ocurra mientras una ambulancia esta en servicio debe esperar. Puede una sola ambulancia proporcionar el servicio requerido?</text:p>
        <text:p text:style-name="P11">c) Simule el sistema con x ambulancias, donde x = 1,2,3 o 4. Compare las alternativas en terminos de cuanto tiempo debe esperar una solicitud para ser atendida, el porcentaje de solicitudes que deben esperar y el porcentaje de tiempo que las ambulancias están ocupadas.</text:p>
        <text:p text:style-name="P6"/>
        <text:p text:style-name="P25">Modelo:</text:p>
        <text:p text:style-name="P22"><text:span text:style-name="T15">La simulación</text:span><text:span text:style-name="T2"> </text:span><text:span text:style-name="T15">para este ejercicio se realizó</text:span><text:span text:style-name="T2"> </text:span><text:span text:style-name="T15">tanto en el lenguaje estadístico</text:span><text:span text:style-name="T2"> </text:span><text:span text:style-name="T17">R</text:span><text:span text:style-name="T15">, con librería </text:span><text:span text:style-name="T17">simmer</text:span><text:span text:style-name="T2"> </text:span><text:span text:style-name="T15">como en </text:span><text:span text:style-name="T17">Anylogic</text:span><text:span text:style-name="T15">, En el caso de </text:span><text:span text:style-name="T17">simmer</text:span><text:span text:style-name="T2"> </text:span><text:span text:style-name="T15">se construyó</text:span><text:span text:style-name="T2"> </text:span><text:span text:style-name="T15">el modelo de la siguiente manera:</text:span></text:p>
        <text:p text:style-name="P50"/>
        <text:p text:style-name="P51">….</text:p>
        <text:p text:style-name="P50"/>
        <text:p text:style-name="P14"><text:span text:style-name="T15">Se crearon tres trayectorias </text:span><text:span text:style-name="T17">call_1 </text:span><text:span text:style-name="T15">(falses alarmas)</text:span><text:span text:style-name="T17">, call_2 </text:span><text:span text:style-name="T15">(casos graves) y </text:span><text:span text:style-name="T17">call_3 </text:span><text:span text:style-name="T15">(llamadas</text:span> <text:span text:style-name="T15">normales), una para cada tipo de llamada cada uno da ellas cuanta con un atributo para el tiempo de inicio </text:span><text:span text:style-name="T17">start_time</text:span> <text:span text:style-name="T15">el tiempo en servicio </text:span><text:span text:style-name="T17">activity_time</text:span> <text:span text:style-name="T15">y se realiza un </text:span><text:span text:style-name="T17">release</text:span><text:span text:style-name="T15">, del servidor </text:span><text:span text:style-name="T17">ambulance</text:span><text:span text:style-name="T15">, donde se realiza un </text:span><text:span text:style-name="T17">timeout</text:span> <text:span text:style-name="T15">descrito por una distribución</text:span> <text:span text:style-name="T15">uniforme cuyos parámetros</text:span> <text:span text:style-name="T15">difieren de acuerdo al enunciado para cada tipo de llamada. Además,</text:span> <text:span text:style-name="T15">se instancio el ambiente de simulación</text:span> <text:span text:style-name="T15">llamado </text:span><text:span text:style-name="T17">hospital, </text:span><text:span text:style-name="T15">el cual tiene como recurso ambulancias, con el nombre </text:span><text:span text:style-name="T17">ambulance</text:span><text:span text:style-name="T15">. El ambiente de simulación</text:span> <text:span text:style-name="T15">genera 75 llamadas</text:span> <text:span text:style-name="T15">del tipo </text:span><text:span text:style-name="T17">call_1</text:span><text:span text:style-name="T15">, 63 llamadas</text:span> <text:span text:style-name="T15">del tipo </text:span><text:span text:style-name="T17">call_2 </text:span><text:span text:style-name="T15">y 362 del tipo </text:span><text:span text:style-name="T17">call_3, </text:span><text:span text:style-name="T15">todas de acuerdo con una distribución</text:span> <text:span text:style-name="T15">uniforme entre 5 y 25.</text:span></text:p>
        <text:p text:style-name="P14"><text:soft-page-break/><text:span text:style-name="T15">En el caso de </text:span><text:span text:style-name="T17">anylogic</text:span> <text:span text:style-name="T15">el modelo se construyó</text:span> <text:span text:style-name="T15">de la siguiente </text:span><text:span text:style-name="T22">forma</text:span><text:span text:style-name="T15">:</text:span></text:p>
        <text:p text:style-name="P14"><text:span text:style-name="T15">La simulación</text:span> <text:span text:style-name="T15">se ejecutó de manera distinta para cada inciso obteniendo los mismos resultados tanto en </text:span><text:span text:style-name="T17">simmer</text:span> <text:span text:style-name="T15">como en </text:span><text:span text:style-name="T17">anylogic. </text:span><text:span text:style-name="T15">Las corridas se realizaron de</text:span> <text:span text:style-name="T15">la siguiente forma:</text:span> </text:p>
        <text:p text:style-name="P18">Parte a:</text:p>
        <text:p text:style-name="P14"><text:span text:style-name="T15">Se ejecuto la simulación</text:span> <text:span text:style-name="T15">para 7, 8 y 9 ambulancias, 15 veces cada una con semillas distintas obteniendo los siguientes resultados:</text:span></text:p>
        <text:p text:style-name="P52">tabla <text:s/>#2.</text:p>
        <table:table table:name="Table1" table:style-name="Table1">
          <table:table-column table:style-name="Table1.A"/>
          <table:table-column table:style-name="Table1.B"/>
          <table:table-row>
            <table:table-cell table:style-name="Table1.A1" office:value-type="string">
              <text:p text:style-name="P31">Número de Ambulancias</text:p>
            </table:table-cell>
            <table:table-cell table:style-name="Table1.B1" office:value-type="string">
              <text:p text:style-name="P32">Número <text:span text:style-name="T41">de veces que se soporto la demanda total</text:span></text:p>
            </table:table-cell>
          </table:table-row>
          <table:table-row>
            <table:table-cell table:style-name="Table1.A2" office:value-type="string">
              <text:p text:style-name="P34">7</text:p>
            </table:table-cell>
            <table:table-cell table:style-name="Table1.B2" office:value-type="string">
              <text:p text:style-name="P34">10</text:p>
            </table:table-cell>
          </table:table-row>
          <table:table-row>
            <table:table-cell table:style-name="Table1.A2" office:value-type="string">
              <text:p text:style-name="P34">8</text:p>
            </table:table-cell>
            <table:table-cell table:style-name="Table1.B2" office:value-type="string">
              <text:p text:style-name="P34">15</text:p>
            </table:table-cell>
          </table:table-row>
          <table:table-row>
            <table:table-cell table:style-name="Table1.A2" office:value-type="string">
              <text:p text:style-name="P34">9</text:p>
            </table:table-cell>
            <table:table-cell table:style-name="Table1.B2" office:value-type="string">
              <text:p text:style-name="P34">16</text:p>
            </table:table-cell>
          </table:table-row>
          <table:table-row>
            <table:table-cell table:style-name="Table1.A2" office:value-type="string">
              <text:p text:style-name="P35">Desviación Estándar</text:p>
            </table:table-cell>
            <table:table-cell table:style-name="Table1.B2" office:value-type="string">
              <text:p text:style-name="P79"><text:bookmark text:name="rstudio_console_output"/>3.21455</text:p>
            </table:table-cell>
          </table:table-row>
          <table:table-row>
            <table:table-cell table:style-name="Table1.A2" office:value-type="string">
              <text:p text:style-name="P35">Rango</text:p>
            </table:table-cell>
            <table:table-cell table:style-name="Table1.B2" office:value-type="string">
              <text:p text:style-name="P34">[10,16]</text:p>
            </table:table-cell>
          </table:table-row>
        </table:table>
        <text:p text:style-name="P53"/>
        <text:p text:style-name="P21"><text:span text:style-name="T38">La </text:span><text:span text:style-name="T39">tabla #2,</text:span><text:span text:style-name="T37"> </text:span><text:span text:style-name="T38">muestra que se necesitan aproximadamente 8 ambulancias para cumplir con la totalidad de la demanda. </text:span><text:span text:style-name="T10">Sin embargo,</text:span><text:span text:style-name="T9"> </text:span><text:span text:style-name="T10">vemos que para un gran número</text:span><text:span text:style-name="T9"> </text:span><text:span text:style-name="T10">de semillas con 7 ambulancias sería</text:span><text:span text:style-name="T9"> </text:span><text:span text:style-name="T10">suficiente para cubrir la totalidad, de modo que en este aspecto se nota como el valor de la semilla afecta considerablemente</text:span><text:span text:style-name="T9"> </text:span><text:span text:style-name="T10">el resultado de la simulación</text:span></text:p>
        <text:p text:style-name="P18">Parte b:</text:p>
        <text:p text:style-name="P14"><text:span text:style-name="T15">Se corrió</text:span> <text:span text:style-name="T15">la simulación</text:span> <text:span text:style-name="T15">para 1 sola ambulancia un total de 15 veces con semillas distintas, obteniendo</text:span> <text:span text:style-name="T15">los siguientes resultados:</text:span></text:p>
        <text:p text:style-name="P16"><text:span text:style-name="T15">tabla <text:s/>#</text:span><text:span text:style-name="T25">3</text:span><text:span text:style-name="T15">.</text:span></text:p>
        <table:table table:name="Table2" table:style-name="Table2">
          <table:table-column table:style-name="Table2.A"/>
          <table:table-column table:style-name="Table2.B"/>
          <table:table-row>
            <table:table-cell table:style-name="Table2.A1" office:value-type="string">
              <text:p text:style-name="P33">Número de Ambulancias</text:p>
            </table:table-cell>
            <table:table-cell table:style-name="Table2.B1" office:value-type="string">
              <text:p text:style-name="P33">Número <text:span text:style-name="T41">de veces que se soporto la demanda total</text:span></text:p>
            </table:table-cell>
          </table:table-row>
          <table:table-row>
            <table:table-cell table:style-name="Table2.A2" office:value-type="string">
              <text:p text:style-name="P36">1</text:p>
            </table:table-cell>
            <table:table-cell table:style-name="Table2.B2" office:value-type="string">
              <text:p text:style-name="P36">0</text:p>
            </table:table-cell>
          </table:table-row>
        </table:table>
        <text:p text:style-name="P54"/>
        <text:p text:style-name="P14"><text:span text:style-name="T15">La </text:span><text:span text:style-name="T17">tabla #3, </text:span><text:span text:style-name="T15">muestra que una sola ambulancia no es suficiente para suplir la totalidad de la demanda, </text:span><text:span text:style-name="T23">en concordancia con el punto anterior.</text:span></text:p>
        <text:p text:style-name="P17"/>
        <text:p text:style-name="P18">Parte c:</text:p>
        <text:p text:style-name="P14"><text:span text:style-name="T15">Se ejecuto la simulación para 1, 2, 3</text:span> <text:span text:style-name="T15">y 4</text:span> <text:span text:style-name="T15">ambulancias, 15 veces cada una con semillas distintas obteniendo los siguientes resultados:</text:span></text:p>
        <text:p text:style-name="P55">tabla #4.</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41"/>
            </table:table-cell>
            <table:table-cell table:style-name="Table3.A1" office:value-type="string">
              <text:p text:style-name="P41">Número de Ambulancias</text:p>
            </table:table-cell>
            <table:table-cell table:style-name="Table3.A1" office:value-type="string">
              <text:p text:style-name="P39">Tiempo de espera promedio</text:p>
            </table:table-cell>
            <table:table-cell table:style-name="Table3.A1" office:value-type="string">
              <text:p text:style-name="P39">Porcentaje promedio de llamadas que deben esperar</text:p>
            </table:table-cell>
            <table:table-cell table:style-name="Table3.E1" office:value-type="string">
              <text:p text:style-name="P40">Tiempo de servicio promedio</text:p>
            </table:table-cell>
          </table:table-row>
          <table:table-row>
            <table:table-cell table:style-name="Table3.A2" office:value-type="string">
              <text:p text:style-name="P42"/>
            </table:table-cell>
            <table:table-cell table:style-name="Table3.A2" office:value-type="string">
              <text:p text:style-name="P42">1</text:p>
            </table:table-cell>
            <table:table-cell table:style-name="Table3.A2" office:value-type="string">
              <text:p text:style-name="P80"><text:bookmark text:name="rstudio_console_output3"/>2660.65</text:p>
            </table:table-cell>
            <table:table-cell table:style-name="Table3.A2" office:value-type="string">
              <text:p text:style-name="P23"><text:bookmark text:name="rstudio_console_output4"/><text:span text:style-name="T46">99.7</text:span><text:span text:style-name="T42">3</text:span></text:p>
            </table:table-cell>
            <table:table-cell table:style-name="Table3.E2" office:value-type="string">
              <text:p text:style-name="P23"><text:bookmark text:name="rstudio_console_output5"/><text:span text:style-name="T46">99.9</text:span><text:span text:style-name="T42">9</text:span></text:p>
            </table:table-cell>
          </table:table-row>
          <table:table-row>
            <table:table-cell table:style-name="Table3.A2" office:value-type="string">
              <text:p text:style-name="P42"/>
            </table:table-cell>
            <table:table-cell table:style-name="Table3.A2" office:value-type="string">
              <text:p text:style-name="P42">2</text:p>
            </table:table-cell>
            <table:table-cell table:style-name="Table3.A2" office:value-type="string">
              <text:p text:style-name="P23"><text:bookmark text:name="rstudio_console_output6"/><text:span text:style-name="T46">343.9</text:span><text:span text:style-name="T42">7</text:span></text:p>
            </table:table-cell>
            <table:table-cell table:style-name="Table3.A2" office:value-type="string">
              <text:p text:style-name="P81"><text:bookmark text:name="rstudio_console_output7"/>80.36</text:p>
            </table:table-cell>
            <table:table-cell table:style-name="Table3.E2" office:value-type="string">
              <text:p text:style-name="P23"><text:bookmark text:name="rstudio_console_output8"/><text:span text:style-name="T46">178.4</text:span><text:span text:style-name="T43">6</text:span></text:p>
            </table:table-cell>
          </table:table-row>
          <table:table-row>
            <table:table-cell table:style-name="Table3.A2" office:value-type="string">
              <text:p text:style-name="P42"/>
            </table:table-cell>
            <table:table-cell table:style-name="Table3.A2" office:value-type="string">
              <text:p text:style-name="P42">3</text:p>
            </table:table-cell>
            <table:table-cell table:style-name="Table3.A2" office:value-type="string">
              <text:p text:style-name="P23"><text:bookmark text:name="rstudio_console_output9"/><text:span text:style-name="T46">61.8</text:span><text:span text:style-name="T44">1</text:span></text:p>
            </table:table-cell>
            <table:table-cell table:style-name="Table3.A2" office:value-type="string">
              <text:p text:style-name="P23"><text:bookmark text:name="rstudio_console_output10"/><text:span text:style-name="T46">46.6</text:span><text:span text:style-name="T45">8</text:span></text:p>
            </table:table-cell>
            <table:table-cell table:style-name="Table3.E2" office:value-type="string">
              <text:p text:style-name="P81"><text:bookmark text:name="rstudio_console_output11"/>178.51</text:p>
            </table:table-cell>
          </table:table-row>
          <table:table-row>
            <table:table-cell table:style-name="Table3.A2" office:value-type="string">
              <text:p text:style-name="P42"/>
            </table:table-cell>
            <table:table-cell table:style-name="Table3.A2" office:value-type="string">
              <text:p text:style-name="P42">4</text:p>
            </table:table-cell>
            <table:table-cell table:style-name="Table3.A2" office:value-type="string">
              <text:p text:style-name="P81"><text:bookmark text:name="rstudio_console_output12"/>2.77</text:p>
            </table:table-cell>
            <table:table-cell table:style-name="Table3.A2" office:value-type="string">
              <text:p text:style-name="P81"><text:bookmark text:name="rstudio_console_output13"/>27.75</text:p>
            </table:table-cell>
            <table:table-cell table:style-name="Table3.E2" office:value-type="string">
              <text:p text:style-name="P81"><text:bookmark text:name="rstudio_console_output14"/>178.51</text:p>
            </table:table-cell>
          </table:table-row>
          <table:table-row>
            <table:table-cell table:style-name="Table3.A2" office:value-type="string">
              <text:p text:style-name="P43">Rango</text:p>
            </table:table-cell>
            <table:table-cell table:style-name="Table3.A2" office:value-type="string">
              <text:p text:style-name="P37">[1 , 4]</text:p>
            </table:table-cell>
            <table:table-cell table:style-name="Table3.A2" office:value-type="string">
              <text:p text:style-name="P24">[2.77 , 2660.6<text:span text:style-name="T47">5</text:span>]</text:p>
            </table:table-cell>
            <table:table-cell table:style-name="Table3.A2" office:value-type="string">
              <text:p text:style-name="P24">[27.75 , 99.7<text:span text:style-name="T48">3</text:span>]</text:p>
            </table:table-cell>
            <table:table-cell table:style-name="Table3.E2" office:value-type="string">
              <text:p text:style-name="P24">[99.9<text:span text:style-name="T49">9</text:span>, 178.51]</text:p>
            </table:table-cell>
          </table:table-row>
          <table:table-row>
            <table:table-cell table:style-name="Table3.A2" office:value-type="string">
              <text:p text:style-name="P44">Desviación Estándar</text:p>
            </table:table-cell>
            <table:table-cell table:style-name="Table3.A2" office:value-type="string">
              <text:p text:style-name="P38">1.29</text:p>
            </table:table-cell>
            <table:table-cell table:style-name="Table3.A2" office:value-type="string">
              <text:p text:style-name="P24">1270.98</text:p>
            </table:table-cell>
            <table:table-cell table:style-name="Table3.A2" office:value-type="string">
              <text:p text:style-name="P24">32.44</text:p>
            </table:table-cell>
            <table:table-cell table:style-name="Table3.E2" office:value-type="string">
              <text:p text:style-name="P24">39.25</text:p>
            </table:table-cell>
          </table:table-row>
        </table:table>
        <text:p text:style-name="P17"/>
        <text:p text:style-name="P20"><text:span text:style-name="T31">La </text:span><text:span text:style-name="T33">tabla #4,</text:span><text:span text:style-name="T37"> </text:span><text:span text:style-name="T31">muestra</text:span><text:span text:style-name="T37"> </text:span><text:span text:style-name="T31">cómo</text:span><text:span text:style-name="T37"> </text:span><text:span text:style-name="T31">mientras vamos incrementado la cantidad de ambulancias se reduce el tiempo de espera y el porcentaje de llamadas que deben esperar, </text:span><text:span text:style-name="T32">vemos como en concordancia con los incisos pasados si se siguen agregando ambulancias a la simulación</text:span><text:span text:style-name="T35"> </text:span><text:span text:style-name="T32">llega un momento donde el tiempo de espera promedio se hace 0</text:span><text:span text:style-name="T31">.</text:span></text:p>
        <text:list xml:id="list221008347166889" text:continue-numbering="true" text:style-name="WWNum2">
          <text:list-item>
            <text:h text:style-name="P61" text:outline-level="1">Conclusiones y recomendaciones</text:h>
          </text:list-item>
        </text:list>
        <text:p text:style-name="P29"><text:span text:style-name="T15">En las simulaciones por eventos discretos realizadas, concuerdan con la teoría</text:span> <text:span text:style-name="T15">de los procesos de colas, en logro determinar las distintas peculiaridades y estadísticas</text:span> <text:span text:style-name="T15">que surgen cuando en un sistema de colas existen dos servidores</text:span> <text:span text:style-name="T15">los cuales pueden servir a un mismo cliente con el fin de agilizar el tiempo de servicio del mismo, así</text:span> <text:span text:style-name="T15">como también cuando existe más</text:span> <text:span text:style-name="T15">de un servidor y hay un numero grande de clientes que entran al sistema, en este caso se determinó un aproximado de la cantidad de servidores que se deben emplear para que 500 clientes sigan durante el proceso sin que ocurra tiempo de espera y ver las diferencias en las estadísticas</text:span> <text:span text:style-name="T15">tomadas para distintas cantidades de clientes en el sistema.</text:span> </text:p>
        <text:p text:style-name="P19"><text:span text:style-name="T31">Del mismo modo y con el fin de aportar, recomendamos que siempre que se haga este tipo de análisis</text:span><text:span text:style-name="T36"> </text:span><text:span text:style-name="T31">utilizando los lenguajes y softwares mencionados anteriormente se revise la documentación</text:span><text:span text:style-name="T36"> </text:span><text:span text:style-name="T31">que los grupos y empresas proveedoras de las </text:span><text:soft-page-break/><text:span text:style-name="T31">herramientas tienen a su disposición. También</text:span><text:span text:style-name="T36"> </text:span><text:span text:style-name="T31">se recomienda que,</text:span><text:span text:style-name="T36"> </text:span><text:span text:style-name="T31">en caso de estar estancado en un punto, se realicen posts en los distintos grupos online que existen para las herramient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MSFontService', 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3" style:font-size-asian="10pt" style:language-asian="en" style:country-asian="US"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mes New Roman" fo:font-size="10pt" fo:language="en" fo:country="US" style:letter-kerning="false" style:font-name-asian="Times New Roman3" style:font-size-asian="10pt" style:language-asian="en" style:country-asian="US"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5"><draw:text-box fo:min-height="0.0161in" fo:min-width="0.0161in"><text:p text:style-name="MP2"><text:span text:style-name="page_20_number"><text:span text:style-name="MT1"><text:page-number text:select-page="current">4</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98</meta:editing-cycles>
    <meta:print-date>2018-06-22T05:17:00</meta:print-date>
    <meta:creation-date>2016-10-15T21:17:00</meta:creation-date>
    <dc:date>2018-12-05T22:10:06.641583595</dc:date>
    <meta:editing-duration>P1DT12H42M7S</meta:editing-duration>
    <meta:generator>LibreOffice/6.0.6.2$Linux_X86_64 LibreOffice_project/00m0$Build-2</meta:generator>
    <meta:document-statistic meta:table-count="4" meta:image-count="0" meta:object-count="0" meta:page-count="4" meta:paragraph-count="239" meta:word-count="2085" meta:character-count="12125" meta:non-whitespace-character-count="10256"/>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 xlink:href=""/>
  </office:meta>
</office:document-meta>
</file>